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AA000005E530F4BB676FA44498.png" manifest:media-type="image/png"/>
  <manifest:file-entry manifest:full-path="Pictures/1000000100000A60000004CE37B752358772F80A.png" manifest:media-type="image/png"/>
  <manifest:file-entry manifest:full-path="Pictures/10000000000002CB000001E859202E33053C43D8.png" manifest:media-type="image/png"/>
  <manifest:file-entry manifest:full-path="Pictures/100000000000022400000320A93E8788966FEB96.png" manifest:media-type="image/png"/>
  <manifest:file-entry manifest:full-path="Pictures/10000001000002000000023FF0BE6179D11C1C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3" style:family="paragraph">
      <style:text-properties fo:font-size="36pt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67cm" svg:height="1.525cm" svg:x="0.635cm" svg:y="13.765cm">
          <draw:text-box>
            <text:p text:style-name="P1"><text:span text:style-name="T1">Hoon SCHOOL LIVE <text:s/>@ <text:s/>LESSON 4</text:span></text:p>
          </draw:text-box>
        </draw:frame>
        <draw:frame draw:style-name="gr2" draw:text-style-name="P4" draw:layer="layout" svg:width="25.688cm" svg:height="1.525cm" svg:x="0.635cm" svg:y="15.682cm">
          <draw:text-box>
            <text:p text:style-name="P3"><text:span text:style-name="T2">A</text:span><text:span text:style-name="T3">working with text &amp; lists</text:span></text:p>
          </draw:text-box>
        </draw:frame>
        <draw:frame draw:style-name="gr3" draw:text-style-name="P5" draw:layer="layout" svg:width="10.686cm" svg:height="12.001cm" svg:x="8.768cm" svg:y="1.205cm">
          <draw:image xlink:href="Pictures/10000001000002000000023FF0BE6179D11C1C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7" draw:layer="layout" svg:width="9.665cm" svg:height="14.11cm" svg:x="9.278cm" svg:y="1.681cm">
          <draw:image xlink:href="Pictures/100000000000022400000320A93E8788966FEB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5" draw:text-style-name="P7" draw:layer="layout" svg:width="18.607cm" svg:height="12.7cm" svg:x="4.807cm" svg:y="2.54cm">
          <draw:image xlink:href="Pictures/10000000000002CB000001E859202E33053C43D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draw:style-name="gr3" draw:text-style-name="P5" draw:layer="layout" svg:width="27.99cm" svg:height="12.961cm" svg:x="0cm" svg:y="2.184cm">
          <draw:image xlink:href="Pictures/1000000100000A60000004CE37B752358772F8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draw:style-name="gr3" draw:text-style-name="P5" draw:layer="layout" svg:width="27.99cm" svg:height="15.47cm" svg:x="0cm" svg:y="2.184cm">
          <draw:image xlink:href="Pictures/1000000100000AAA000005E530F4BB676FA444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10-05T14:04:22.886514373</dc:date>
    <meta:editing-duration>PT7H51M3S</meta:editing-duration>
    <meta:editing-cycles>221</meta:editing-cycles>
    <meta:generator>LibreOffice/7.2.7.2$Linux_X86_64 LibreOffice_project/20$Build-2</meta:generator>
    <meta:document-statistic meta:object-count="38"/>
  </office:meta>
</office:document-meta>
</file>